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9999cc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fill="solid" draw:fill-color="#ccccff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05cm" svg:stroke-color="#800000" draw:marker-start="Symmetric_20_Arrow" draw:marker-start-width="0.28cm" draw:marker-start-center="false" draw:marker-end-width="0.28cm" draw:marker-end-center="fals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800000" draw:marker-start="Symmetric_20_Arrow" draw:marker-start-width="0.28cm" draw:marker-start-center="false" draw:marker-end="Symmetric_20_Arrow" draw:marker-end-width="0.28cm" draw:marker-end-center="fals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800000" draw:marker-start-width="0.28cm" draw:marker-start-center="false" draw:marker-end-width="0.28cm" draw:marker-end-center="false" draw:stroke-linejoin="miter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800000" draw:marker-start="Symmetric_20_Arrow" draw:marker-start-width="0.28cm" draw:marker-end="Symmetric_20_Arrow" draw:marker-end-width="0.28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800000" draw:marker-start-width="0.28cm" draw:marker-start-center="true" draw:marker-end-width="0.28cm" draw:marker-end-center="true" draw:stroke-linejoin="miter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800000" draw:marker-start="Symmetric_20_Arrow" draw:marker-start-width="0.28cm" draw:marker-end-width="0.28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draw:fill="none" draw:fill-color="#99ccff" draw:textarea-horizontal-align="center" draw:textarea-vertical-align="middle"/>
    </style:style>
    <style:style style:name="gr13" style:family="graphic" style:parent-style-name="standard">
      <style:graphic-properties svg:stroke-width="0.05cm" svg:stroke-color="#800000" draw:marker-start="Symmetric_20_Arrow" draw:marker-start-width="0.38cm" draw:marker-end="Symmetric_20_Arrow" draw:marker-end-width="0.38cm" draw:fill="solid" draw:fill-color="#99ccff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fill="solid" draw:fill-color="#99ccff" draw:textarea-horizontal-align="center" draw:textarea-vertical-align="middle"/>
    </style:style>
    <style:style style:name="gr15" style:family="graphic" style:parent-style-name="standard">
      <style:graphic-properties draw:fill="solid" draw:fill-color="#ccccff" draw:textarea-horizontal-align="justify" draw:textarea-vertical-align="top" draw:auto-grow-height="false" draw:shadow="hidden"/>
    </style:style>
    <style:style style:name="gr16" style:family="graphic" style:parent-style-name="standard">
      <style:graphic-properties draw:fill="solid" draw:fill-color="#99ccff" draw:textarea-horizontal-align="center" draw:textarea-vertical-align="middle"/>
    </style:style>
    <style:style style:name="gr17" style:family="graphic" style:parent-style-name="standard">
      <style:graphic-properties draw:fill="solid" draw:fill-color="#9999cc" draw:textarea-horizontal-align="justify" draw:textarea-vertical-align="top" draw:auto-grow-height="false" draw:shadow="hidden"/>
    </style:style>
    <style:style style:name="gr18" style:family="graphic" style:parent-style-name="standard">
      <style:graphic-properties draw:fill="solid" draw:fill-color="#99ccff" draw:textarea-horizontal-align="center" draw:textarea-vertical-align="top"/>
    </style:style>
    <style:style style:name="gr19" style:family="graphic" style:parent-style-name="standard">
      <style:graphic-properties draw:marker-end="Symmetric_20_Arrow" draw:marker-end-width="0.3cm" draw:textarea-horizontal-align="center" draw:textarea-vertical-align="middle"/>
    </style:style>
    <style:style style:name="gr20" style:family="graphic" style:parent-style-name="standard">
      <style:graphic-properties draw:stroke="dash" draw:stroke-dash="Fine_20_Dashed_20__28_var_29_" draw:marker-end="Symmetric_20_Arrow" draw:marker-end-width="0.3cm" draw:textarea-horizontal-align="center" draw:textarea-vertical-align="middle"/>
    </style:style>
    <style:style style:name="gr21" style:family="graphic" style:parent-style-name="standard">
      <style:graphic-properties draw:stroke="dash" draw:stroke-dash="Fine_20_Dashed_20__28_var_29_" draw:marker-end="Symmetric_20_Arrow" draw:marker-end-width="0.3cm" draw:textarea-horizontal-align="center" draw:textarea-vertical-align="middle"/>
    </style:style>
    <style:style style:name="gr22" style:family="graphic" style:parent-style-name="standard">
      <style:graphic-properties draw:fill="solid" draw:fill-color="#99ccff" draw:textarea-horizontal-align="center" draw:textarea-vertical-align="middle" draw:shadow="visible" draw:shadow-offset-x="0.1cm" draw:shadow-offset-y="0.1cm" draw:shadow-opacity="50%"/>
    </style:style>
    <style:style style:name="gr23" style:family="graphic" style:parent-style-name="standard">
      <style:graphic-properties draw:stroke="solid" draw:stroke-dash="Fine_20_Dashed_20__28_var_29_" draw:marker-start="Symmetric_20_Arrow" draw:marker-end="Symmetric_20_Arrow" draw:marker-end-width="0.3cm" draw:textarea-horizontal-align="center" draw:textarea-vertical-align="middle"/>
    </style:style>
    <style:style style:name="gr24" style:family="graphic" style:parent-style-name="standard">
      <style:graphic-properties draw:marker-start="" draw:marker-start-width="0.3cm" draw:marker-end="Symmetric_20_Arrow" draw:marker-end-width="0.3cm" draw:textarea-horizontal-align="center" draw:textarea-vertical-align="middle"/>
    </style:style>
    <style:style style:name="gr25" style:family="graphic" style:parent-style-name="standard">
      <style:graphic-properties draw:marker-start="Linienende_20_1" draw:marker-end="Symmetric_20_Arrow" draw:marker-end-width="0.3cm" draw:textarea-horizontal-align="center" draw:textarea-vertical-align="middle"/>
    </style:style>
    <style:style style:name="gr26" style:family="graphic" style:parent-style-name="standard">
      <style:graphic-properties draw:textarea-horizontal-align="center" draw:textarea-vertical-align="middle"/>
    </style:style>
    <style:style style:name="gr27" style:family="graphic" style:parent-style-name="standard">
      <style:graphic-properties draw:marker-start="" draw:marker-end="Symmetric_20_Arrow" draw:marker-end-width="0.3cm" draw:textarea-horizontal-align="center" draw:textarea-vertical-align="middle"/>
    </style:style>
    <style:style style:name="gr28" style:family="graphic" style:parent-style-name="standard">
      <style:graphic-properties draw:marker-start="Symmetric_20_Arrow" draw:marker-end="Symmetric_20_Arrow" draw:marker-end-width="0.3cm" draw:textarea-horizontal-align="center" draw:textarea-vertical-align="middle"/>
    </style:style>
    <style:style style:name="gr29" style:family="graphic" style:parent-style-name="standard">
      <style:graphic-properties draw:marker-start="Symmetric_20_Arrow" draw:marker-end="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 fo:font-weight="bold"/>
    </style:style>
    <style:style style:name="P3" style:family="paragraph">
      <style:paragraph-properties fo:margin-left="0cm" fo:margin-right="0cm" fo:text-align="center" fo:text-indent="0cm"/>
      <style:text-properties fo:color="#808080" fo:font-size="10pt" fo:font-weight="bold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800000" fo:font-size="8pt" fo:font-weight="bold" style:font-size-asian="8pt" style:font-size-complex="8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  <style:text-properties fo:color="#800000" fo:font-size="10pt" fo:font-weight="bold" style:font-size-asian="18pt" style:font-size-complex="18pt"/>
    </style:style>
    <style:style style:name="P8" style:family="paragraph">
      <style:paragraph-properties fo:text-align="center"/>
      <style:text-properties fo:font-size="10pt" fo:font-weight="bold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margin-left="0cm" fo:margin-right="0cm" fo:text-align="start" fo:text-indent="0cm"/>
      <style:text-properties fo:font-size="9pt"/>
    </style:style>
    <style:style style:name="P11" style:family="paragraph">
      <style:paragraph-properties fo:text-align="start"/>
      <style:text-properties fo:font-size="9pt"/>
    </style:style>
    <style:style style:name="P12" style:family="paragraph">
      <style:paragraph-properties fo:margin-left="0cm" fo:margin-right="0cm" fo:text-align="center" fo:text-indent="0cm"/>
      <style:text-properties fo:font-size="9pt" style:font-size-asian="9pt" style:font-size-complex="9pt"/>
    </style:style>
    <style:style style:name="T1" style:family="text">
      <style:text-properties fo:font-size="10pt" fo:font-weight="bold"/>
    </style:style>
    <style:style style:name="T2" style:family="text">
      <style:text-properties fo:color="#808080" fo:font-size="10pt" fo:font-weight="bold"/>
    </style:style>
    <style:style style:name="T3" style:family="text">
      <style:text-properties fo:color="#800000" fo:font-size="8pt" fo:font-weight="bold" style:font-size-asian="8pt" style:font-size-complex="8pt"/>
    </style:style>
    <style:style style:name="T4" style:family="text">
      <style:text-properties fo:color="#800000" fo:font-size="10pt" fo:font-weight="bold" style:font-size-asian="18pt" style:font-size-complex="18pt"/>
    </style:style>
    <style:style style:name="T5" style:family="text">
      <style:text-properties style:text-position="sub 58%" fo:font-size="10pt" fo:font-weight="bold" style:font-size-asian="18pt" style:font-size-complex="18pt"/>
    </style:style>
    <style:style style:name="T6" style:family="text">
      <style:text-properties fo:font-size="9pt"/>
    </style:style>
    <style:style style:name="T7" style:family="text">
      <style:text-properties fo:font-size="9pt" style:font-size-asian="9pt" style:font-size-complex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DOOverview" draw:style-name="dp1" draw:master-page-name="Standard">
        <office:forms form:automatic-focus="false" form:apply-design-mode="false"/>
        <draw:custom-shape draw:style-name="gr1" draw:text-style-name="P2" draw:layer="layout" svg:width="2cm" svg:height="0.98cm" svg:x="7.1cm" svg:y="7.52cm">
          <text:p text:style-name="P1"><text:span text:style-name="T1">Server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2122.8206551915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2" draw:layer="layout" svg:width="1.75cm" svg:height="1cm" svg:x="9.25cm" svg:y="5.6cm">
          <text:p text:style-name="P1"><text:span text:style-name="T1">Client 2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122.8206551915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1.5cm" svg:height="1.25cm" svg:x="5.5cm" svg:y="9.15cm">
          <text:p text:style-name="P1"><text:span text:style-name="T1">RDB</text:span></text:p>
          <draw:enhanced-geometry svg:viewBox="0 0 88 21600" draw:glue-points="44 ?f6 44 0 0 10800 44 21600 88 10800" draw:text-areas="0 ?f6 88 ?f3" draw:type="can" draw:modifiers="7996.3882618510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draw:layer="layout" svg:width="1.75cm" svg:height="1cm" svg:x="5.25cm" svg:y="5.6cm">
          <text:p text:style-name="P1"><text:span text:style-name="T1">Client 1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122.8206551915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2" draw:layer="layout" svg:width="1.75cm" svg:height="1cm" svg:x="7.25cm" svg:y="5.6cm">
          <text:p text:style-name="P1"><text:span text:style-name="T1">Client 3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122.8206551915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2" draw:layer="layout" svg:width="1.528cm" svg:height="1.25cm" svg:x="7.25cm" svg:y="9.15cm">
          <text:p text:style-name="P1"><text:span text:style-name="T1">OODB</text:span></text:p>
          <draw:enhanced-geometry svg:viewBox="0 0 88 21600" draw:glue-points="44 ?f6 44 0 0 10800 44 21600 88 10800" draw:text-areas="0 ?f6 88 ?f3" draw:type="can" draw:modifiers="7996.3882618510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3" draw:layer="layout" svg:width="1.526cm" svg:height="1.25cm" svg:x="9cm" svg:y="9.15cm">
          <text:p text:style-name="P1"><text:span text:style-name="T2">NOOP</text:span></text:p>
          <draw:enhanced-geometry svg:viewBox="0 0 88 21600" draw:glue-points="44 ?f6 44 0 0 10800 44 21600 88 10800" draw:text-areas="0 ?f6 88 ?f3" draw:type="can" draw:modifiers="7996.3882618510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5" draw:layer="layout" svg:width="2.36cm" svg:height="0.581cm" svg:x="5.04cm" svg:y="7.069cm">
          <draw:text-box>
            <text:p text:style-name="P4"><text:span text:style-name="T3">CDO Protocol</text:span></text:p>
          </draw:text-box>
        </draw:frame>
        <draw:frame draw:style-name="gr5" draw:text-style-name="P5" draw:layer="layout" svg:width="1.84cm" svg:height="0.581cm" svg:x="5.039cm" svg:y="8.493cm">
          <draw:text-box>
            <text:p text:style-name="P4"><text:span text:style-name="T3">e.g. JDBC</text:span></text:p>
          </draw:text-box>
        </draw:frame>
        <draw:line draw:style-name="gr6" draw:text-style-name="P6" draw:layer="layout" svg:x1="6.25cm" svg:y1="9.5cm" svg:x2="6.25cm" svg:y2="9cm">
          <text:p text:style-name="P4"/>
        </draw:line>
        <draw:line draw:style-name="gr7" draw:text-style-name="P6" draw:layer="layout" svg:x1="8cm" svg:y1="9.5cm" svg:x2="8cm" svg:y2="8.5cm">
          <text:p text:style-name="P4"/>
        </draw:line>
        <draw:line draw:style-name="gr8" draw:text-style-name="P6" draw:layer="layout" svg:x1="6.25cm" svg:y1="9cm" svg:x2="9.75cm" svg:y2="9cm">
          <text:p text:style-name="P4"/>
        </draw:line>
        <draw:line draw:style-name="gr6" draw:text-style-name="P6" draw:layer="layout" svg:x1="9.75cm" svg:y1="9.5cm" svg:x2="9.75cm" svg:y2="9cm">
          <text:p text:style-name="P4"/>
        </draw:line>
        <draw:line draw:style-name="gr9" draw:text-style-name="P6" draw:layer="layout" svg:x1="8cm" svg:y1="7.6cm" svg:x2="8cm" svg:y2="6.6cm">
          <text:p text:style-name="P4"/>
        </draw:line>
        <draw:line draw:style-name="gr10" draw:text-style-name="P6" draw:layer="layout" svg:x1="6.25cm" svg:y1="7.1cm" svg:x2="9.75cm" svg:y2="7.1cm">
          <text:p text:style-name="P4"/>
        </draw:line>
        <draw:line draw:style-name="gr11" draw:text-style-name="P6" draw:layer="layout" svg:x1="9.75cm" svg:y1="6.6cm" svg:x2="9.75cm" svg:y2="7.1cm">
          <text:p text:style-name="P4"/>
        </draw:line>
        <draw:line draw:style-name="gr11" draw:text-style-name="P6" draw:layer="layout" svg:x1="6.25cm" svg:y1="6.6cm" svg:x2="6.25cm" svg:y2="7.1cm">
          <text:p text:style-name="P4"/>
        </draw:line>
      </draw:page>
      <draw:page draw:name="page2" draw:style-name="dp1" draw:master-page-name="Standard">
        <office:forms form:automatic-focus="false" form:apply-design-mode="false"/>
        <draw:custom-shape draw:style-name="gr1" draw:text-style-name="P2" draw:layer="layout" svg:width="3cm" svg:height="1.8cm" svg:x="9cm" svg:y="4.75cm">
          <text:p text:style-name="P1"><text:span text:style-name="T1">Serv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122.8206551915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2" draw:layer="layout" svg:width="3cm" svg:height="1.8cm" svg:x="3.25cm" svg:y="4.75cm">
          <text:p text:style-name="P1"><text:span text:style-name="T1">Client 2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122.8206551915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2.5cm" svg:height="1.578cm" svg:x="14.75cm" svg:y="3cm">
          <text:p text:style-name="P1"><text:span text:style-name="T1">RDB</text:span></text:p>
          <draw:enhanced-geometry svg:viewBox="0 0 88 21600" draw:glue-points="44 ?f6 44 0 0 10800 44 21600 88 10800" draw:text-areas="0 ?f6 88 ?f3" draw:type="can" draw:modifiers="7996.3882618510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draw:layer="layout" svg:width="3cm" svg:height="1.8cm" svg:x="3.25cm" svg:y="2.75cm">
          <text:p text:style-name="P1"><text:span text:style-name="T1">Client 1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122.8206551915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2" draw:layer="layout" svg:width="3cm" svg:height="1.8cm" svg:x="3.25cm" svg:y="6.8cm">
          <text:p text:style-name="P1"><text:span text:style-name="T1">Client 3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122.82065519156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4" draw:text-style-name="P2" draw:layer="layout" svg:width="2.5cm" svg:height="1.578cm" svg:x="14.75cm" svg:y="5cm">
          <text:p text:style-name="P1"><text:span text:style-name="T1">OODB</text:span></text:p>
          <draw:enhanced-geometry svg:viewBox="0 0 88 21600" draw:glue-points="44 ?f6 44 0 0 10800 44 21600 88 10800" draw:text-areas="0 ?f6 88 ?f3" draw:type="can" draw:modifiers="7996.3882618510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2" draw:layer="layout" svg:width="2.5cm" svg:height="1.578cm" svg:x="14.75cm" svg:y="6.922cm">
          <text:p text:style-name="P1"><text:span text:style-name="T1">NOOP</text:span></text:p>
          <draw:enhanced-geometry svg:viewBox="0 0 88 21600" draw:glue-points="44 ?f6 44 0 0 10800 44 21600 88 10800" draw:text-areas="0 ?f6 88 ?f3" draw:type="can" draw:modifiers="7996.3882618510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12" draw:text-style-name="P6" draw:id="id1" draw:layer="layout" svg:width="0.5cm" svg:height="4.5cm" svg:x="6cm" svg:y="3.5cm">
          <draw:glue-point draw:id="4" svg:x="-5cm" svg:y="-0.88cm"/>
          <draw:glue-point draw:id="5" svg:x="-5cm" svg:y="0.88cm"/>
          <draw:glue-point draw:id="6" svg:x="5cm" svg:y="-4.408cm"/>
          <draw:glue-point draw:id="7" svg:x="5cm" svg:y="4.442cm"/>
          <text:p text:style-name="P4"/>
        </draw:rect>
        <draw:rect draw:style-name="gr12" draw:text-style-name="P6" draw:id="id2" draw:layer="layout" svg:width="0.5cm" svg:height="4.5cm" svg:x="8.75cm" svg:y="3.5cm">
          <draw:glue-point draw:id="4" svg:x="-5cm" svg:y="-0.88cm"/>
          <draw:glue-point draw:id="5" svg:x="-5cm" svg:y="0.88cm"/>
          <draw:glue-point draw:id="6" svg:x="5cm" svg:y="-4.408cm"/>
          <draw:glue-point draw:id="7" svg:x="5cm" svg:y="4.442cm"/>
          <text:p text:style-name="P4"/>
        </draw:rect>
        <draw:connector draw:style-name="gr13" draw:text-style-name="P6" draw:layer="layout" svg:x1="6.5cm" svg:y1="3.767cm" svg:x2="8.75cm" svg:y2="5.354cm" draw:start-shape="id1" draw:start-glue-point="6" draw:end-shape="id2" draw:end-glue-point="4">
          <text:p text:style-name="P4"/>
        </draw:connector>
        <draw:connector draw:style-name="gr13" draw:text-style-name="P6" draw:layer="layout" svg:x1="6.5cm" svg:y1="5.75cm" svg:x2="8.75cm" svg:y2="5.75cm" draw:start-shape="id1" draw:start-glue-point="1" draw:end-shape="id2" draw:end-glue-point="3">
          <text:p text:style-name="P4"/>
        </draw:connector>
        <draw:connector draw:style-name="gr13" draw:text-style-name="P6" draw:layer="layout" svg:x1="6.5cm" svg:y1="7.748cm" svg:x2="8.75cm" svg:y2="6.146cm" draw:start-shape="id1" draw:start-glue-point="7" draw:end-shape="id2" draw:end-glue-point="5">
          <text:p text:style-name="P4"/>
        </draw:connector>
        <draw:rect draw:style-name="gr12" draw:text-style-name="P6" draw:id="id4" draw:layer="layout" svg:width="0.5cm" svg:height="4.5cm" svg:x="11.75cm" svg:y="3.5cm">
          <draw:glue-point draw:id="4" svg:x="5cm" svg:y="-0.88cm"/>
          <draw:glue-point draw:id="5" svg:x="5cm" svg:y="0.88cm"/>
          <draw:glue-point draw:id="6" svg:x="-5cm" svg:y="-4.406cm"/>
          <draw:glue-point draw:id="7" svg:x="-5cm" svg:y="4.44cm"/>
          <text:p text:style-name="P4"/>
        </draw:rect>
        <draw:rect draw:style-name="gr12" draw:text-style-name="P6" draw:id="id3" draw:layer="layout" svg:width="0.5cm" svg:height="4.5cm" svg:x="14.5cm" svg:y="3.5cm">
          <draw:glue-point draw:id="4" svg:x="5cm" svg:y="-0.88cm"/>
          <draw:glue-point draw:id="5" svg:x="5cm" svg:y="0.88cm"/>
          <draw:glue-point draw:id="6" svg:x="-5cm" svg:y="-4.406cm"/>
          <draw:glue-point draw:id="7" svg:x="-5cm" svg:y="4.44cm"/>
          <text:p text:style-name="P4"/>
        </draw:rect>
        <draw:connector draw:style-name="gr13" draw:text-style-name="P6" draw:layer="layout" svg:x1="14.5cm" svg:y1="3.768cm" svg:x2="12.25cm" svg:y2="5.354cm" draw:start-shape="id3" draw:start-glue-point="6" draw:end-shape="id4" draw:end-glue-point="4">
          <text:p text:style-name="P4"/>
        </draw:connector>
        <draw:connector draw:style-name="gr13" draw:text-style-name="P6" draw:layer="layout" svg:x1="14.5cm" svg:y1="5.75cm" svg:x2="12.25cm" svg:y2="5.75cm" draw:start-shape="id3" draw:start-glue-point="3" draw:end-shape="id4" draw:end-glue-point="1">
          <text:p text:style-name="P4"/>
        </draw:connector>
        <draw:connector draw:style-name="gr13" draw:text-style-name="P6" draw:layer="layout" svg:x1="14.5cm" svg:y1="7.748cm" svg:x2="12.25cm" svg:y2="6.146cm" draw:start-shape="id3" draw:start-glue-point="7" draw:end-shape="id4" draw:end-glue-point="5">
          <text:p text:style-name="P4"/>
        </draw:connector>
        <draw:frame draw:style-name="gr5" draw:text-style-name="P7" draw:layer="layout" svg:width="2.809cm" svg:height="0.657cm" svg:x="6.332cm" svg:y="2.843cm">
          <draw:text-box>
            <text:p text:style-name="P4"><text:span text:style-name="T4">CDO Protocol</text:span></text:p>
          </draw:text-box>
        </draw:frame>
        <draw:frame draw:style-name="gr5" draw:text-style-name="P7" draw:layer="layout" svg:width="2.161cm" svg:height="0.657cm" svg:x="12.441cm" svg:y="2.843cm">
          <draw:text-box>
            <text:p text:style-name="P4"><text:span text:style-name="T4">e.g. JDBC</text:span></text:p>
          </draw:text-box>
        </draw:frame>
      </draw:page>
      <draw:page draw:name="CDOArchitecture" draw:style-name="dp1" draw:master-page-name="Standard">
        <office:forms form:automatic-focus="false" form:apply-design-mode="false"/>
        <draw:rect draw:style-name="gr14" draw:text-style-name="P8" draw:id="id8" draw:layer="layout" svg:width="2.25cm" svg:height="0.75cm" svg:x="13cm" svg:y="4.75cm">
          <text:p text:style-name="P4"/>
        </draw:rect>
        <draw:custom-shape draw:style-name="gr15" draw:text-style-name="P2" draw:layer="layout" svg:width="8cm" svg:height="8.75cm" svg:x="1.75cm" svg:y="2.25cm">
          <text:p text:style-name="P1"><text:span text:style-name="T1">Clien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59.6244131455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rect draw:style-name="gr16" draw:text-style-name="P8" draw:layer="layout" svg:width="6.75cm" svg:height="0.75cm" svg:x="2.25cm" svg:y="9.75cm">
          <text:p text:style-name="P1"><text:span text:style-name="T1">Eclipse RCP</text:span></text:p>
        </draw:rect>
        <draw:rect draw:style-name="gr16" draw:text-style-name="P8" draw:layer="layout" svg:width="4.25cm" svg:height="0.75cm" svg:x="4.75cm" svg:y="7.75cm">
          <text:p text:style-name="P1"><text:span text:style-name="T1">Net4j</text:span></text:p>
        </draw:rect>
        <draw:rect draw:style-name="gr16" draw:text-style-name="P8" draw:layer="layout" svg:width="2.25cm" svg:height="1.25cm" svg:x="2.25cm" svg:y="4.25cm">
          <text:p text:style-name="P1"><text:span text:style-name="T1">Generated</text:span></text:p>
          <text:p text:style-name="P1"><text:span text:style-name="T1">Models</text:span></text:p>
        </draw:rect>
        <draw:rect draw:style-name="gr16" draw:text-style-name="P8" draw:id="id5" draw:layer="layout" svg:width="1.25cm" svg:height="0.75cm" svg:x="7.75cm" svg:y="6.75cm">
          <text:p text:style-name="P1"><text:span text:style-name="T1">TCP</text:span></text:p>
        </draw:rect>
        <draw:custom-shape draw:style-name="gr17" draw:text-style-name="P2" draw:layer="layout" svg:width="8.5cm" svg:height="7.25cm" svg:x="11cm" svg:y="3.75cm">
          <text:p text:style-name="P1"><text:span text:style-name="T1">Serv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59.6244131455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rect draw:style-name="gr16" draw:text-style-name="P8" draw:layer="layout" svg:width="7.25cm" svg:height="0.75cm" svg:x="11.5cm" svg:y="9.75cm">
          <text:p text:style-name="P1"><text:span text:style-name="T1">OSGi</text:span></text:p>
        </draw:rect>
        <draw:rect draw:style-name="gr16" draw:text-style-name="P8" draw:layer="layout" svg:width="2.75cm" svg:height="0.75cm" svg:x="13cm" svg:y="6.75cm">
          <text:p text:style-name="P1"><text:span text:style-name="T1">CDO Protocol</text:span></text:p>
        </draw:rect>
        <draw:rect draw:style-name="gr16" draw:text-style-name="P8" draw:id="id6" draw:layer="layout" svg:width="1.25cm" svg:height="0.75cm" svg:x="11.5cm" svg:y="6.75cm">
          <text:p text:style-name="P1"><text:span text:style-name="T1">TCP</text:span></text:p>
        </draw:rect>
        <draw:rect draw:style-name="gr16" draw:text-style-name="P8" draw:layer="layout" svg:width="4.25cm" svg:height="0.75cm" svg:x="11.5cm" svg:y="7.75cm">
          <text:p text:style-name="P1"><text:span text:style-name="T1">Net4j</text:span></text:p>
        </draw:rect>
        <draw:connector draw:style-name="gr13" draw:text-style-name="P6" draw:layer="layout" draw:type="line" svg:x1="9cm" svg:y1="7.125cm" svg:x2="11.5cm" svg:y2="7.125cm" draw:start-shape="id5" draw:start-glue-point="1" draw:end-shape="id6" draw:end-glue-point="3">
          <text:p text:style-name="P4"/>
        </draw:connector>
        <draw:custom-shape draw:style-name="gr3" draw:text-style-name="P2" draw:id="id7" draw:layer="layout" svg:width="2.25cm" svg:height="1.328cm" svg:x="14cm" svg:y="2cm">
          <text:p text:style-name="P1"><text:span text:style-name="T1">Derby DB</text:span></text:p>
          <draw:enhanced-geometry svg:viewBox="0 0 88 21600" draw:glue-points="44 ?f6 44 0 0 10800 44 21600 88 10800" draw:text-areas="0 ?f6 88 ?f3" draw:type="can" draw:modifiers="5540.215326155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16" draw:text-style-name="P8" draw:layer="layout" svg:width="4.25cm" svg:height="0.75cm" svg:x="4.75cm" svg:y="8.75cm">
          <text:p text:style-name="P1"><text:span text:style-name="T1">Net4j Utilities</text:span></text:p>
        </draw:rect>
        <draw:rect draw:style-name="gr16" draw:text-style-name="P8" draw:layer="layout" svg:width="2.75cm" svg:height="0.75cm" svg:x="4.75cm" svg:y="6.75cm">
          <text:p text:style-name="P1"><text:span text:style-name="T1">CDO Protocol</text:span></text:p>
        </draw:rect>
        <draw:polygon draw:style-name="gr16" draw:text-style-name="P8" draw:layer="layout" svg:width="2.249cm" svg:height="3.749cm" svg:x="2.25cm" svg:y="5.75cm" svg:viewBox="0 0 2250 3750" draw:points="0,0 1250,0 1250,2000 2250,2000 2250,3750 1250,3750 0,3750 0,2000">
          <text:p text:style-name="P1"><text:span text:style-name="T1">EMF <text:s text:c="8"/></text:span></text:p>
        </draw:polygon>
        <draw:rect draw:style-name="gr16" draw:text-style-name="P8" draw:layer="layout" svg:width="7.25cm" svg:height="0.75cm" svg:x="11.5cm" svg:y="8.75cm">
          <text:p text:style-name="P1"><text:span text:style-name="T1">Net4j Utilities</text:span></text:p>
        </draw:rect>
        <draw:rect draw:style-name="gr16" draw:text-style-name="P8" draw:layer="layout" svg:width="2.75cm" svg:height="0.75cm" svg:x="16cm" svg:y="7.75cm">
          <text:p text:style-name="P1"><text:span text:style-name="T1">Net4j DB</text:span></text:p>
        </draw:rect>
        <draw:rect draw:style-name="gr16" draw:text-style-name="P8" draw:layer="layout" svg:width="1.5cm" svg:height="1.25cm" svg:x="17.25cm" svg:y="6.25cm">
          <text:p text:style-name="P1"><text:span text:style-name="T1">Derby</text:span></text:p>
          <text:p text:style-name="P1"><text:span text:style-name="T1">Driver</text:span></text:p>
        </draw:rect>
        <draw:connector draw:style-name="gr13" draw:text-style-name="P6" draw:layer="layout" draw:line-skew="-0.5cm" svg:x1="14cm" svg:y1="2.663cm" svg:x2="13cm" svg:y2="5.125cm" draw:start-shape="id7" draw:start-glue-point="6" draw:end-shape="id8" draw:end-glue-point="3">
          <text:p text:style-name="P4"/>
        </draw:connector>
        <draw:rect draw:style-name="gr16" draw:text-style-name="P8" draw:layer="layout" svg:width="2.75cm" svg:height="0.75cm" svg:x="13cm" svg:y="5.75cm">
          <text:p text:style-name="P1"><text:span text:style-name="T1">CDO Server</text:span></text:p>
        </draw:rect>
        <draw:polygon draw:style-name="gr18" draw:text-style-name="P2" draw:layer="layout" svg:width="3.999cm" svg:height="2.749cm" svg:x="13cm" svg:y="4.75cm" svg:viewBox="0 0 4000 2750" draw:points="0,750 0,0 3000,0 4000,0 4000,750 4000,2750 3000,2750 3000,750">
          <text:p text:style-name="P1"><text:span text:style-name="T1"><text:s text:c="5"/></text:span><text:span text:style-name="T1">CDO DB</text:span></text:p>
        </draw:polygon>
        <draw:polygon draw:style-name="gr18" draw:text-style-name="P2" draw:layer="layout" svg:width="3.749cm" svg:height="1.749cm" svg:x="3.75cm" svg:y="5.75cm" svg:viewBox="0 0 3750 1750" draw:points="3750,0 3750,750 750,750 750,1750 0,1750 0,750 0,0 750,0">
          <text:p text:style-name="P1"><text:span text:style-name="T1">CDO Client</text:span></text:p>
        </draw:polygon>
        <draw:polygon draw:style-name="gr18" draw:text-style-name="P2" draw:layer="layout" svg:width="5.249cm" svg:height="2.249cm" svg:x="2.25cm" svg:y="3.25cm" svg:viewBox="0 0 5250 2250" draw:points="0,750 0,0 2500,0 5250,0 5250,750 5250,2250 2500,2250 2500,750">
          <text:p text:style-name="P1"><text:span text:style-name="T1"><text:s text:c="4"/></text:span><text:span text:style-name="T1">CDO UI</text:span></text:p>
        </draw:polygon>
      </draw:page>
      <draw:page draw:name="CDOObject" draw:style-name="dp1" draw:master-page-name="Standard">
        <office:forms form:automatic-focus="false" form:apply-design-mode="false"/>
        <draw:custom-shape draw:style-name="gr15" draw:text-style-name="P2" draw:layer="layout" svg:width="10.25cm" svg:height="6.75cm" svg:x="4.75cm" svg:y="1.75cm">
          <text:p text:style-name="P1"><text:span text:style-name="T1">Clien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59.6244131455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rect draw:style-name="gr16" draw:text-style-name="P8" draw:id="id9" draw:layer="layout" svg:width="2.25cm" svg:height="0.75cm" svg:x="5.625cm" svg:y="4.75cm">
          <text:p text:style-name="P1"><text:span text:style-name="T1">CDOObject</text:span></text:p>
        </draw:rect>
        <draw:rect draw:style-name="gr16" draw:text-style-name="P8" draw:id="id11" draw:layer="layout" svg:width="3.5cm" svg:height="0.75cm" svg:x="5cm" svg:y="2.745cm">
          <text:p text:style-name="P1"><text:span text:style-name="T1">CDOStateMachine</text:span></text:p>
        </draw:rect>
        <draw:rect draw:style-name="gr16" draw:text-style-name="P2" draw:id="id10" draw:layer="layout" svg:width="2.75cm" svg:height="0.75cm" svg:x="9cm" svg:y="4.75cm">
          <text:p text:style-name="P1"><text:span text:style-name="T1">CDORevision</text:span><text:span text:style-name="T5">v</text:span></text:p>
        </draw:rect>
        <draw:connector draw:style-name="gr19" draw:text-style-name="P6" draw:layer="layout" svg:x1="7.875cm" svg:y1="5.125cm" svg:x2="9cm" svg:y2="5.125cm" draw:start-shape="id9" draw:start-glue-point="1" draw:end-shape="id10" draw:end-glue-point="3">
          <text:p text:style-name="P4"/>
        </draw:connector>
        <draw:rect draw:style-name="gr16" draw:text-style-name="P8" draw:id="id16" draw:layer="layout" svg:width="2.75cm" svg:height="0.75cm" svg:x="9cm" svg:y="6.75cm">
          <text:p text:style-name="P1"><text:span text:style-name="T1">CDORevision</text:span><text:span text:style-name="T5">v-2</text:span></text:p>
        </draw:rect>
        <draw:rect draw:style-name="gr16" draw:text-style-name="P8" draw:id="id14" draw:layer="layout" svg:width="2.75cm" svg:height="0.75cm" svg:x="9cm" svg:y="5.75cm">
          <text:p text:style-name="P1"><text:span text:style-name="T1">CDORevision</text:span><text:span text:style-name="T5">v-1</text:span></text:p>
        </draw:rect>
        <draw:connector draw:style-name="gr20" draw:text-style-name="P10" draw:layer="layout" svg:x1="6.75cm" svg:y1="3.495cm" svg:x2="6.75cm" svg:y2="4.75cm" draw:start-shape="id11" draw:start-glue-point="2" draw:end-shape="id9" draw:end-glue-point="0">
          <text:p text:style-name="P9"><text:span text:style-name="T6"><text:s text:c="26"/></text:span><text:span text:style-name="T6">manages state</text:span></text:p>
          <text:p text:style-name="P9"><text:span text:style-name="T6"><text:s text:c="26"/></text:span><text:span text:style-name="T6">wires revision</text:span></text:p>
        </draw:connector>
        <draw:rect draw:style-name="gr16" draw:text-style-name="P8" draw:id="id12" draw:layer="layout" svg:width="4.25cm" svg:height="0.75cm" svg:x="10.25cm" svg:y="2.75cm">
          <text:p text:style-name="P1"><text:span text:style-name="T1">CDORevisionManager</text:span></text:p>
        </draw:rect>
        <draw:connector draw:style-name="gr20" draw:text-style-name="P10" draw:id="id13" draw:layer="layout" svg:x1="12.375cm" svg:y1="3.5cm" svg:x2="11.75cm" svg:y2="5.125cm" draw:start-shape="id12" draw:start-glue-point="2" draw:end-shape="id10" draw:end-glue-point="1">
          <text:p text:style-name="P9"><text:span text:style-name="T6"><text:s text:c="26"/></text:span><text:span text:style-name="T6">manages</text:span></text:p>
        </draw:connector>
        <draw:connector draw:style-name="gr21" draw:text-style-name="P11" draw:id="id15" draw:layer="layout" svg:x1="12.375cm" svg:y1="5.125cm" svg:x2="11.75cm" svg:y2="6.125cm" draw:start-shape="id13" draw:start-glue-point="0" draw:end-shape="id14" draw:end-glue-point="1">
          <text:p text:style-name="P4"/>
        </draw:connector>
        <draw:connector draw:style-name="gr21" draw:text-style-name="P11" draw:layer="layout" svg:x1="12.375cm" svg:y1="6.125cm" svg:x2="11.75cm" svg:y2="7.125cm" draw:start-shape="id15" draw:start-glue-point="0" draw:end-shape="id16" draw:end-glue-point="1">
          <text:p text:style-name="P4"/>
        </draw:connector>
        <draw:custom-shape draw:style-name="gr17" draw:text-style-name="P2" draw:id="id17" draw:layer="layout" svg:width="2.75cm" svg:height="1.5cm" svg:x="13cm" svg:y="6cm">
          <text:p text:style-name="P1"><text:span text:style-name="T1">Serv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273.6842105263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3" draw:text-style-name="P6" draw:layer="layout" draw:line-skew="0.249cm" svg:x1="14.295cm" svg:y1="7.5cm" svg:x2="10.375cm" svg:y2="7.5cm" draw:start-shape="id17" draw:start-glue-point="7" draw:end-shape="id16">
          <text:p text:style-name="P4"/>
        </draw:connector>
        <draw:rect draw:style-name="gr22" draw:text-style-name="P2" draw:id="id18" draw:layer="layout" svg:width="2.5cm" svg:height="1.25cm" svg:x="3.75cm" svg:y="6.25cm">
          <text:p text:style-name="P1"><text:span text:style-name="T1">User</text:span></text:p>
          <text:p text:style-name="P1"><text:span text:style-name="T1">Application</text:span></text:p>
        </draw:rect>
        <draw:connector draw:style-name="gr19" draw:text-style-name="P6" draw:layer="layout" svg:x1="6.25cm" svg:y1="6.875cm" svg:x2="6.75cm" svg:y2="5.5cm" draw:start-shape="id18" draw:start-glue-point="1" draw:end-shape="id9" draw:end-glue-point="2">
          <text:p text:style-name="P4"/>
        </draw:connector>
      </draw:page>
      <draw:page draw:name="NewAccess" draw:style-name="dp1" draw:master-page-name="Standard">
        <office:forms form:automatic-focus="false" form:apply-design-mode="false"/>
        <draw:custom-shape draw:style-name="gr15" draw:text-style-name="P2" draw:layer="layout" svg:width="8.5cm" svg:height="3.5cm" svg:x="5cm" svg:y="3.75cm">
          <text:p text:style-name="P1"><text:span text:style-name="T1">Clien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59.6244131455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rect draw:style-name="gr16" draw:text-style-name="P8" draw:id="id19" draw:layer="layout" svg:width="2.25cm" svg:height="0.75cm" svg:x="5.625cm" svg:y="4.75cm">
          <text:p text:style-name="P1"><text:span text:style-name="T1">CDOObject</text:span></text:p>
        </draw:rect>
        <draw:rect draw:style-name="gr16" draw:text-style-name="P8" draw:id="id21" draw:layer="layout" svg:width="3.5cm" svg:height="0.75cm" svg:x="9.25cm" svg:y="4.75cm">
          <text:p text:style-name="P1"><text:span text:style-name="T1">CDOStateMachine</text:span></text:p>
        </draw:rect>
        <draw:rect draw:style-name="gr16" draw:text-style-name="P2" draw:id="id20" draw:layer="layout" svg:width="2.75cm" svg:height="0.75cm" svg:x="7.5cm" svg:y="6cm">
          <text:p text:style-name="P1"><text:span text:style-name="T1">CDOStore</text:span></text:p>
        </draw:rect>
        <draw:connector draw:style-name="gr19" draw:text-style-name="P6" draw:layer="layout" svg:x1="6.75cm" svg:y1="5.5cm" svg:x2="7.5cm" svg:y2="6.375cm" draw:start-shape="id19" draw:end-shape="id20" draw:end-glue-point="3">
          <text:p text:style-name="P4"/>
        </draw:connector>
        <draw:connector draw:style-name="gr23" draw:text-style-name="P10" draw:layer="layout" svg:x1="11cm" svg:y1="5.5cm" svg:x2="10.25cm" svg:y2="6.375cm" draw:start-shape="id21" draw:start-glue-point="2" draw:end-shape="id20" draw:end-glue-point="1">
          <text:p text:style-name="P4"/>
        </draw:connector>
        <draw:custom-shape draw:style-name="gr17" draw:text-style-name="P2" draw:id="id22" draw:layer="layout" svg:width="2.75cm" svg:height="1.5cm" svg:x="14cm" svg:y="5.75cm">
          <text:p text:style-name="P1"><text:span text:style-name="T1">Serv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273.6842105263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3" draw:text-style-name="P6" draw:layer="layout" svg:x1="15.295cm" svg:y1="5.907cm" svg:x2="12.75cm" svg:y2="5.125cm" draw:start-shape="id22" draw:start-glue-point="5" draw:end-shape="id21">
          <text:p text:style-name="P4"/>
        </draw:connector>
        <draw:rect draw:style-name="gr22" draw:text-style-name="P2" draw:id="id23" draw:layer="layout" svg:width="2.5cm" svg:height="1.25cm" svg:x="2cm" svg:y="4.5cm">
          <text:p text:style-name="P1"><text:span text:style-name="T1">User</text:span></text:p>
          <text:p text:style-name="P1"><text:span text:style-name="T1">Application</text:span></text:p>
        </draw:rect>
        <draw:connector draw:style-name="gr19" draw:text-style-name="P6" draw:layer="layout" svg:x1="4.5cm" svg:y1="5.125cm" svg:x2="5.625cm" svg:y2="5.125cm" draw:start-shape="id23" draw:start-glue-point="1" draw:end-shape="id19">
          <text:p text:style-name="P4"/>
        </draw:connector>
      </draw:page>
      <draw:page draw:name="OldAccess" draw:style-name="dp1" draw:master-page-name="Standard">
        <office:forms form:automatic-focus="false" form:apply-design-mode="false"/>
        <draw:custom-shape draw:style-name="gr15" draw:text-style-name="P2" draw:layer="layout" svg:width="3.75cm" svg:height="2.25cm" svg:x="5cm" svg:y="3.95cm">
          <text:p text:style-name="P1"><text:span text:style-name="T1">Clien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59.6244131455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rect draw:style-name="gr16" draw:text-style-name="P8" draw:id="id25" draw:layer="layout" svg:width="2.25cm" svg:height="0.75cm" svg:x="5.625cm" svg:y="4.875cm">
          <text:p text:style-name="P1"><text:span text:style-name="T1">CDOObject</text:span></text:p>
        </draw:rect>
        <draw:custom-shape draw:style-name="gr17" draw:text-style-name="P2" draw:id="id24" draw:layer="layout" svg:width="2.75cm" svg:height="1.5cm" svg:x="9.75cm" svg:y="4.5cm">
          <text:p text:style-name="P1"><text:span text:style-name="T1">Serv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273.6842105263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3" draw:text-style-name="P6" draw:layer="layout" svg:x1="9.75cm" svg:y1="5.25cm" svg:x2="7.875cm" svg:y2="5.25cm" draw:start-shape="id24" draw:start-glue-point="3" draw:end-shape="id25" draw:end-glue-point="1">
          <text:p text:style-name="P4"/>
        </draw:connector>
        <draw:rect draw:style-name="gr22" draw:text-style-name="P2" draw:id="id26" draw:layer="layout" svg:width="2.5cm" svg:height="1.25cm" svg:x="2cm" svg:y="4.625cm">
          <text:p text:style-name="P1"><text:span text:style-name="T1">User</text:span></text:p>
          <text:p text:style-name="P1"><text:span text:style-name="T1">Application</text:span></text:p>
        </draw:rect>
        <draw:connector draw:style-name="gr19" draw:text-style-name="P6" draw:layer="layout" svg:x1="4.5cm" svg:y1="5.25cm" svg:x2="5.625cm" svg:y2="5.25cm" draw:start-shape="id26" draw:start-glue-point="1" draw:end-shape="id25">
          <text:p text:style-name="P4"/>
        </draw:connector>
      </draw:page>
      <draw:page draw:name="CDOInfraStructure" draw:style-name="dp1" draw:master-page-name="Standard">
        <office:forms form:automatic-focus="false" form:apply-design-mode="false"/>
        <draw:custom-shape draw:style-name="gr15" draw:text-style-name="P2" draw:layer="layout" svg:width="10.75cm" svg:height="7.5cm" svg:x="4.75cm" svg:y="2.5cm">
          <text:p text:style-name="P1"><text:span text:style-name="T1">Clien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59.6244131455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rect draw:style-name="gr16" draw:text-style-name="P8" draw:id="id27" draw:layer="layout" svg:width="2.5cm" svg:height="0.75cm" svg:x="5.25cm" svg:y="5.25cm">
          <text:p text:style-name="P1"><text:span text:style-name="T1">CDOSession</text:span></text:p>
        </draw:rect>
        <draw:rect draw:style-name="gr16" draw:text-style-name="P8" draw:id="id28" draw:layer="layout" svg:width="2.5cm" svg:height="0.75cm" svg:x="5.25cm" svg:y="7cm">
          <text:p text:style-name="P1"><text:span text:style-name="T1">CDOProtocol</text:span></text:p>
        </draw:rect>
        <draw:connector draw:style-name="gr24" draw:text-style-name="P6" draw:layer="layout" draw:type="line" svg:x1="6.5cm" svg:y1="6cm" svg:x2="6.5cm" svg:y2="7cm" draw:start-shape="id27" draw:start-glue-point="2" draw:end-shape="id28">
          <text:p text:style-name="P4"/>
        </draw:connector>
        <draw:rect draw:style-name="gr16" draw:text-style-name="P8" draw:id="id30" draw:layer="layout" svg:width="2cm" svg:height="0.75cm" svg:x="11cm" svg:y="5.25cm">
          <text:p text:style-name="P1"><text:span text:style-name="T1">CDOView</text:span></text:p>
        </draw:rect>
        <draw:rect draw:style-name="gr16" draw:text-style-name="P8" draw:id="id31" draw:layer="layout" svg:width="2cm" svg:height="0.75cm" svg:x="12.5cm" svg:y="7cm">
          <text:p text:style-name="P1"><text:span text:style-name="T1">CDOAudit</text:span></text:p>
        </draw:rect>
        <draw:rect draw:style-name="gr16" draw:text-style-name="P8" draw:id="id29" draw:layer="layout" svg:width="3cm" svg:height="0.75cm" svg:x="9cm" svg:y="7cm">
          <text:p text:style-name="P1"><text:span text:style-name="T1">CDOTransaction</text:span></text:p>
        </draw:rect>
        <draw:connector draw:style-name="gr21" draw:text-style-name="P6" draw:layer="layout" svg:x1="10.5cm" svg:y1="7cm" svg:x2="12cm" svg:y2="6cm" draw:start-shape="id29" draw:start-glue-point="0" draw:end-shape="id30" draw:end-glue-point="2">
          <text:p text:style-name="P4"/>
        </draw:connector>
        <draw:connector draw:style-name="gr20" draw:text-style-name="P12" draw:layer="layout" svg:x1="13.5cm" svg:y1="7cm" svg:x2="12cm" svg:y2="6cm" draw:start-shape="id31" draw:start-glue-point="0" draw:end-shape="id30" draw:end-glue-point="2">
          <text:p text:style-name="P1"><text:span text:style-name="T7"><text:s text:c="32"/></text:span><text:span text:style-name="T7">extends</text:span></text:p>
        </draw:connector>
        <draw:connector draw:style-name="gr25" draw:text-style-name="P6" draw:layer="layout" svg:x1="7.75cm" svg:y1="5.625cm" svg:x2="11cm" svg:y2="5.625cm" draw:start-shape="id27" draw:start-glue-point="1" draw:end-shape="id30" draw:end-glue-point="3">
          <text:p text:style-name="P4"/>
        </draw:connector>
        <draw:rect draw:style-name="gr16" draw:text-style-name="P8" draw:id="id32" draw:layer="layout" svg:width="2.5cm" svg:height="0.75cm" svg:x="12.544cm" svg:y="3.5cm">
          <text:p text:style-name="P1"><text:span text:style-name="T1">ResourceSet</text:span></text:p>
        </draw:rect>
        <draw:rect draw:style-name="gr16" draw:text-style-name="P8" draw:id="id34" draw:layer="layout" svg:width="2.5cm" svg:height="0.75cm" svg:x="5.25cm" svg:y="3.5cm">
          <text:p text:style-name="P1"><text:span text:style-name="T1">CDOObject</text:span></text:p>
        </draw:rect>
        <draw:rect draw:style-name="gr16" draw:text-style-name="P8" draw:id="id33" draw:layer="layout" svg:width="2.75cm" svg:height="0.75cm" svg:x="8.75cm" svg:y="3.5cm">
          <text:p text:style-name="P1"><text:span text:style-name="T1">CDOResource</text:span></text:p>
        </draw:rect>
        <draw:connector draw:style-name="gr19" draw:text-style-name="P6" draw:layer="layout" svg:x1="13cm" svg:y1="5.625cm" svg:x2="13.794cm" svg:y2="4.25cm" draw:start-shape="id30" draw:start-glue-point="1" draw:end-shape="id32" draw:end-glue-point="2">
          <text:p text:style-name="P4"/>
        </draw:connector>
        <draw:connector draw:style-name="gr25" draw:text-style-name="P6" draw:layer="layout" svg:x1="12.544cm" svg:y1="3.875cm" svg:x2="11.5cm" svg:y2="3.875cm" draw:start-shape="id32" draw:start-glue-point="3" draw:end-shape="id33" draw:end-glue-point="1">
          <text:p text:style-name="P4"/>
        </draw:connector>
        <draw:connector draw:style-name="gr25" draw:text-style-name="P6" draw:layer="layout" svg:x1="8.75cm" svg:y1="3.875cm" svg:x2="7.75cm" svg:y2="3.875cm" draw:start-shape="id33" draw:start-glue-point="3" draw:end-shape="id34" draw:end-glue-point="1">
          <text:p text:style-name="P4"/>
        </draw:connector>
        <draw:rect draw:style-name="gr16" draw:text-style-name="P8" draw:id="id35" draw:layer="layout" svg:width="2cm" svg:height="0.75cm" svg:x="5.5cm" svg:y="8.75cm">
          <text:p text:style-name="P1"><text:span text:style-name="T1">IChannel</text:span></text:p>
        </draw:rect>
        <draw:connector draw:style-name="gr24" draw:text-style-name="P6" draw:layer="layout" draw:type="line" svg:x1="6.5cm" svg:y1="7.75cm" svg:x2="6.5cm" svg:y2="8.75cm" draw:start-shape="id28" draw:start-glue-point="2" draw:end-shape="id35" draw:end-glue-point="0">
          <text:p text:style-name="P4"/>
        </draw:connector>
        <draw:rect draw:style-name="gr16" draw:text-style-name="P8" draw:id="id36" draw:layer="layout" svg:width="2.25cm" svg:height="0.75cm" svg:x="8.5cm" svg:y="8.75cm">
          <text:p text:style-name="P1"><text:span text:style-name="T1">IConnector</text:span></text:p>
        </draw:rect>
        <draw:connector draw:style-name="gr24" draw:text-style-name="P6" draw:layer="layout" draw:type="line" svg:x1="7.5cm" svg:y1="9.125cm" svg:x2="8.5cm" svg:y2="9.125cm" draw:start-shape="id35" draw:start-glue-point="1" draw:end-shape="id36" draw:end-glue-point="3">
          <text:p text:style-name="P4"/>
        </draw:connector>
        <draw:custom-shape draw:style-name="gr17" draw:text-style-name="P2" draw:id="id37" draw:layer="layout" svg:width="2.75cm" svg:height="1.5cm" svg:x="16cm" svg:y="6.5cm">
          <text:p text:style-name="P1"><text:span text:style-name="T1">Serv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2273.68421052632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3" draw:text-style-name="P6" draw:layer="layout" svg:x1="17.295cm" svg:y1="8cm" svg:x2="10.75cm" svg:y2="9.125cm" draw:start-shape="id37" draw:start-glue-point="7" draw:end-shape="id36" draw:end-glue-point="1">
          <text:p text:style-name="P4"/>
        </draw:connector>
        <draw:rect draw:style-name="gr22" draw:text-style-name="P2" draw:id="id38" draw:layer="layout" svg:width="2.5cm" svg:height="1.25cm" svg:x="1.75cm" svg:y="6.75cm">
          <text:p text:style-name="P1"><text:span text:style-name="T1">User</text:span></text:p>
          <text:p text:style-name="P1"><text:span text:style-name="T1">Application</text:span></text:p>
        </draw:rect>
        <draw:connector draw:style-name="gr19" draw:text-style-name="P6" draw:id="id39" draw:layer="layout" svg:x1="3cm" svg:y1="6.75cm" svg:x2="5.25cm" svg:y2="5.625cm" draw:start-shape="id38" draw:start-glue-point="0" draw:end-shape="id27" draw:end-glue-point="3">
          <text:p text:style-name="P4"/>
        </draw:connector>
        <draw:connector draw:style-name="gr19" draw:text-style-name="P6" draw:layer="layout" svg:x1="3cm" svg:y1="5.625cm" svg:x2="5.25cm" svg:y2="3.875cm" draw:start-shape="id39" draw:start-glue-point="0" draw:end-shape="id34" draw:end-glue-point="3">
          <text:p text:style-name="P4"/>
        </draw:connector>
      </draw:page>
      <draw:page draw:name="CDOSession" draw:style-name="dp1" draw:master-page-name="Standard">
        <office:forms form:automatic-focus="false" form:apply-design-mode="false"/>
        <draw:custom-shape draw:style-name="gr15" draw:text-style-name="P2" draw:layer="layout" svg:width="12.25cm" svg:height="6cm" svg:x="4.25cm" svg:y="2.5cm">
          <text:p text:style-name="P1"><text:span text:style-name="T1">Clien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59.6244131455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rect draw:style-name="gr16" draw:text-style-name="P8" draw:id="id40" draw:layer="layout" svg:width="2.5cm" svg:height="0.75cm" svg:x="4.75cm" svg:y="3.5cm">
          <text:p text:style-name="P1"><text:span text:style-name="T1">CDOSession</text:span></text:p>
        </draw:rect>
        <draw:rect draw:style-name="gr16" draw:text-style-name="P8" draw:id="id42" draw:layer="layout" svg:width="4cm" svg:height="0.75cm" svg:x="7cm" svg:y="4.75cm">
          <text:p text:style-name="P1"><text:span text:style-name="T1">CDORevisionManager</text:span></text:p>
        </draw:rect>
        <draw:rect draw:style-name="gr16" draw:text-style-name="P8" draw:id="id41" draw:layer="layout" svg:width="2cm" svg:height="0.75cm" svg:x="8.25cm" svg:y="3.5cm">
          <text:p text:style-name="P1"><text:span text:style-name="T1">CDOView</text:span></text:p>
        </draw:rect>
        <draw:connector draw:style-name="gr25" draw:text-style-name="P6" draw:layer="layout" svg:x1="7.25cm" svg:y1="3.875cm" svg:x2="8.25cm" svg:y2="3.875cm" draw:start-shape="id40" draw:start-glue-point="1" draw:end-shape="id41" draw:end-glue-point="3">
          <text:p text:style-name="P4"/>
        </draw:connector>
        <draw:connector draw:style-name="gr19" draw:text-style-name="P6" draw:layer="layout" svg:x1="6cm" svg:y1="4.25cm" svg:x2="7cm" svg:y2="5.125cm" draw:start-shape="id40" draw:start-glue-point="2" draw:end-shape="id42" draw:end-glue-point="3">
          <text:p text:style-name="P4"/>
        </draw:connector>
        <draw:rect draw:style-name="gr26" draw:text-style-name="P2" draw:id="id43" draw:layer="layout" svg:width="4.25cm" svg:height="0.75cm" svg:x="11.75cm" svg:y="4.75cm">
          <text:p text:style-name="P1"><text:span text:style-name="T1">CDOFetchRuleManager</text:span></text:p>
        </draw:rect>
        <draw:connector draw:style-name="gr27" draw:text-style-name="P6" draw:layer="layout" svg:x1="11cm" svg:y1="5.125cm" svg:x2="11.75cm" svg:y2="5.125cm" draw:start-shape="id42" draw:end-shape="id43" draw:end-glue-point="3">
          <text:p text:style-name="P4"/>
        </draw:connector>
        <draw:rect draw:style-name="gr16" draw:text-style-name="P8" draw:id="id44" draw:layer="layout" svg:width="4cm" svg:height="0.75cm" svg:x="7cm" svg:y="6cm">
          <text:p text:style-name="P1"><text:span text:style-name="T1">CDOPackageManager</text:span></text:p>
        </draw:rect>
        <draw:rect draw:style-name="gr26" draw:text-style-name="P2" draw:id="id45" draw:layer="layout" svg:width="4cm" svg:height="0.75cm" svg:x="11.75cm" svg:y="6cm">
          <text:p text:style-name="P1"><text:span text:style-name="T1">CDOPackageRegistry</text:span></text:p>
        </draw:rect>
        <draw:connector draw:style-name="gr28" draw:text-style-name="P6" draw:layer="layout" svg:x1="11cm" svg:y1="6.375cm" svg:x2="11.75cm" svg:y2="6.375cm" draw:start-shape="id44" draw:end-shape="id45" draw:end-glue-point="3">
          <text:p text:style-name="P4"/>
        </draw:connector>
        <draw:connector draw:style-name="gr19" draw:text-style-name="P6" draw:layer="layout" svg:x1="6cm" svg:y1="4.25cm" svg:x2="7cm" svg:y2="6.375cm" draw:start-shape="id40" draw:start-glue-point="2" draw:end-shape="id44" draw:end-glue-point="3">
          <text:p text:style-name="P4"/>
        </draw:connector>
        <draw:rect draw:style-name="gr16" draw:text-style-name="P8" draw:id="id46" draw:layer="layout" svg:width="3.25cm" svg:height="0.75cm" svg:x="7cm" svg:y="7.25cm">
          <text:p text:style-name="P1"><text:span text:style-name="T1">IFailOverStrategy</text:span></text:p>
        </draw:rect>
        <draw:connector draw:style-name="gr19" draw:text-style-name="P6" draw:layer="layout" svg:x1="6cm" svg:y1="4.25cm" svg:x2="7cm" svg:y2="7.625cm" draw:start-shape="id40" draw:start-glue-point="2" draw:end-shape="id46" draw:end-glue-point="3">
          <text:p text:style-name="P4"/>
        </draw:connector>
      </draw:page>
      <draw:page draw:name="CDOViews" draw:style-name="dp1" draw:master-page-name="Standard">
        <office:forms form:automatic-focus="false" form:apply-design-mode="false"/>
        <draw:custom-shape draw:style-name="gr15" draw:text-style-name="P2" draw:layer="layout" svg:width="11.25cm" svg:height="5.5cm" svg:x="2.75cm" svg:y="2.25cm">
          <text:p text:style-name="P1"><text:span text:style-name="T1">Client <text:s text:c="12"/></text:span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59.6244131455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rect draw:style-name="gr16" draw:text-style-name="P8" draw:id="id50" draw:layer="layout" svg:width="2.5cm" svg:height="0.75cm" svg:x="3cm" svg:y="4.75cm">
          <text:p text:style-name="P1"><text:span text:style-name="T1">CDOSession</text:span></text:p>
        </draw:rect>
        <draw:rect draw:style-name="gr16" draw:text-style-name="P8" draw:id="id48" draw:layer="layout" svg:width="2cm" svg:height="0.75cm" svg:x="6.5cm" svg:y="4.75cm">
          <text:p text:style-name="P1"><text:span text:style-name="T1">CDOView</text:span></text:p>
        </draw:rect>
        <draw:rect draw:style-name="gr16" draw:text-style-name="P8" draw:id="id49" draw:layer="layout" svg:width="2cm" svg:height="0.75cm" svg:x="8cm" svg:y="6.5cm">
          <text:p text:style-name="P1"><text:span text:style-name="T1">CDOAudit</text:span></text:p>
        </draw:rect>
        <draw:rect draw:style-name="gr16" draw:text-style-name="P8" draw:id="id47" draw:layer="layout" svg:width="3cm" svg:height="0.75cm" svg:x="4.5cm" svg:y="6.5cm">
          <text:p text:style-name="P1"><text:span text:style-name="T1">CDOTransaction</text:span></text:p>
        </draw:rect>
        <draw:connector draw:style-name="gr21" draw:text-style-name="P6" draw:layer="layout" svg:x1="6cm" svg:y1="6.5cm" svg:x2="7.5cm" svg:y2="5.5cm" draw:start-shape="id47" draw:start-glue-point="0" draw:end-shape="id48" draw:end-glue-point="2">
          <text:p text:style-name="P4"/>
        </draw:connector>
        <draw:connector draw:style-name="gr20" draw:text-style-name="P12" draw:layer="layout" svg:x1="9cm" svg:y1="6.5cm" svg:x2="7.5cm" svg:y2="5.5cm" draw:start-shape="id49" draw:start-glue-point="0" draw:end-shape="id48" draw:end-glue-point="2">
          <text:p text:style-name="P1"><text:span text:style-name="T7"><text:s text:c="32"/></text:span><text:span text:style-name="T7">extends</text:span></text:p>
        </draw:connector>
        <draw:connector draw:style-name="gr29" draw:text-style-name="P6" draw:layer="layout" svg:x1="5.5cm" svg:y1="5.125cm" svg:x2="6.5cm" svg:y2="5.125cm" draw:start-shape="id50" draw:start-glue-point="1" draw:end-shape="id48" draw:end-glue-point="3">
          <text:p text:style-name="P4"/>
        </draw:connector>
        <draw:rect draw:style-name="gr16" draw:text-style-name="P8" draw:id="id51" draw:layer="layout" svg:width="2cm" svg:height="0.75cm" svg:x="6.5cm" svg:y="3.25cm">
          <text:p text:style-name="P1"><text:span text:style-name="T1">CDOStore</text:span></text:p>
        </draw:rect>
        <draw:connector draw:style-name="gr19" draw:text-style-name="P6" draw:layer="layout" svg:x1="7.5cm" svg:y1="4.75cm" svg:x2="7.5cm" svg:y2="4cm" draw:start-shape="id48" draw:start-glue-point="0" draw:end-shape="id51" draw:end-glue-point="2">
          <text:p text:style-name="P4"/>
        </draw:connector>
        <draw:rect draw:style-name="gr16" draw:text-style-name="P8" draw:id="id52" draw:layer="layout" svg:width="4cm" svg:height="0.75cm" svg:x="9.5cm" svg:y="4.75cm">
          <text:p text:style-name="P1"><text:span text:style-name="T1">CDOFeatureAnalyzer</text:span></text:p>
        </draw:rect>
        <draw:connector draw:style-name="gr29" draw:text-style-name="P6" draw:layer="layout" svg:x1="9.5cm" svg:y1="5.125cm" svg:x2="8.5cm" svg:y2="5.125cm" draw:start-shape="id52" draw:start-glue-point="3" draw:end-shape="id48" draw:end-glue-point="1">
          <text:p text:style-name="P4"/>
        </draw:connector>
        <draw:rect draw:style-name="gr16" draw:text-style-name="P8" draw:id="id53" draw:layer="layout" svg:width="3.5cm" svg:height="0.75cm" svg:x="9.75cm" svg:y="3.25cm">
          <text:p text:style-name="P1"><text:span text:style-name="T1">CDOStateMachine</text:span></text:p>
        </draw:rect>
        <draw:connector draw:style-name="gr20" draw:text-style-name="P12" draw:layer="layout" svg:x1="8.5cm" svg:y1="3.625cm" svg:x2="9.75cm" svg:y2="3.625cm" draw:start-shape="id51" draw:start-glue-point="1" draw:end-shape="id53" draw:end-glue-point="3">
          <text:p text:style-name="P1"><text:span text:style-name="T7">uses</text:span></text:p>
          <text:p text:style-name="P1"><text:span text:style-name="T7"/></text:p>
          <text:p text:style-name="P1"><text:span text:style-name="T7"/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Linienende_20_1" draw:display-name="Linienende 1" svg:viewBox="0 0 1131 1131" svg:d="m0 564 564 567 567-567-567-564z"/>
    <draw:marker draw:name="Symmetric_20_Arrow" draw:display-name="Symmetric Arrow" svg:viewBox="0 0 1131 902" svg:d="m564 0-564 902h1131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initial-creator>Eike Stepper</meta:initial-creator>
    <meta:creation-date>2007-10-18T11:24:32</meta:creation-date>
    <dc:creator>Eike Stepper</dc:creator>
    <dc:date>2007-11-07T11:15:47</dc:date>
    <meta:editing-cycles>37</meta:editing-cycles>
    <meta:editing-duration>PT11H24M18S</meta:editing-duration>
    <meta:user-defined meta:name="Info 1"/>
    <meta:user-defined meta:name="Info 2"/>
    <meta:user-defined meta:name="Info 3"/>
    <meta:user-defined meta:name="Info 4"/>
    <meta:document-statistic meta:object-count="145"/>
  </office:meta>
</office:document-meta>
</file>